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a9d2" officeooo:paragraph-rsid="001ca9d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vel 1 program 5</text:p>
      <text:p text:style-name="Standard"/>
      <text:p text:style-name="Standard">l=[]</text:p>
      <text:p text:style-name="Standard">k=input("enter the word")</text:p>
      <text:p text:style-name="Standard">from itertools import permutations </text:p>
      <text:p text:style-name="Standard">l = [" ".join(i) for i in permutations(k)] <text:s text:c="3"/></text:p>
      <text:p text:style-name="Standard">print(l)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6T13:14:15.378115309</meta:creation-date>
    <dc:date>2019-03-16T13:14:58.632904873</dc:date>
    <meta:editing-duration>PT46S</meta:editing-duration>
    <meta:editing-cycles>1</meta:editing-cycles>
    <meta:document-statistic meta:table-count="0" meta:image-count="0" meta:object-count="0" meta:page-count="1" meta:paragraph-count="6" meta:word-count="21" meta:character-count="136" meta:non-whitespace-character-count="115"/>
    <meta:generator>LibreOffice/6.0.7.3$Linux_X86_64 LibreOffice_project/00m0$Build-3</meta:generator>
  </office:meta>
</office:document-meta>
</file>